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2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2.6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.8125in"/>
    </style:style>
    <style:style style:name="Table3.C" style:family="table-column">
      <style:table-column-properties style:column-width="2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.8125in"/>
    </style:style>
    <style:style style:name="Table4.C" style:family="table-column">
      <style:table-column-properties style:column-width="2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.8125in"/>
    </style:style>
    <style:style style:name="Table5.C" style:family="table-column">
      <style:table-column-properties style:column-width="2.69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.8125in"/>
    </style:style>
    <style:style style:name="Table6.C" style:family="table-column">
      <style:table-column-properties style:column-width="2.697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3852" officeooo:paragraph-rsid="00143852"/>
    </style:style>
    <style:style style:name="P2" style:family="paragraph" style:parent-style-name="Standard">
      <style:text-properties officeooo:rsid="001506a7" officeooo:paragraph-rsid="001506a7"/>
    </style:style>
    <style:style style:name="P3" style:family="paragraph" style:parent-style-name="Standard">
      <style:text-properties officeooo:rsid="001506a7" officeooo:paragraph-rsid="0016d8da"/>
    </style:style>
    <style:style style:name="P4" style:family="paragraph" style:parent-style-name="Standard">
      <style:text-properties officeooo:rsid="001506a7" officeooo:paragraph-rsid="0019517a"/>
    </style:style>
    <style:style style:name="P5" style:family="paragraph" style:parent-style-name="Standard">
      <style:text-properties officeooo:rsid="001506a7" officeooo:paragraph-rsid="001b3f29"/>
    </style:style>
    <style:style style:name="P6" style:family="paragraph" style:parent-style-name="Standard">
      <style:text-properties officeooo:rsid="001506a7" officeooo:paragraph-rsid="001f4cd7"/>
    </style:style>
    <style:style style:name="P7" style:family="paragraph" style:parent-style-name="Standard">
      <style:text-properties officeooo:rsid="001506a7" officeooo:paragraph-rsid="00220ea9"/>
    </style:style>
    <style:style style:name="P8" style:family="paragraph" style:parent-style-name="Standard">
      <style:text-properties fo:font-weight="bold" officeooo:rsid="001506a7" officeooo:paragraph-rsid="001506a7" style:font-weight-asian="bold" style:font-weight-complex="bold"/>
    </style:style>
    <style:style style:name="P9" style:family="paragraph" style:parent-style-name="Standard">
      <style:text-properties fo:font-weight="bold" officeooo:rsid="001506a7" officeooo:paragraph-rsid="0016d8da" style:font-weight-asian="bold" style:font-weight-complex="bold"/>
    </style:style>
    <style:style style:name="P10" style:family="paragraph" style:parent-style-name="Standard">
      <style:text-properties fo:font-weight="bold" officeooo:rsid="001506a7" officeooo:paragraph-rsid="0019517a" style:font-weight-asian="bold" style:font-weight-complex="bold"/>
    </style:style>
    <style:style style:name="P11" style:family="paragraph" style:parent-style-name="Standard">
      <style:text-properties fo:font-weight="bold" officeooo:rsid="001506a7" officeooo:paragraph-rsid="001b3f29" style:font-weight-asian="bold" style:font-weight-complex="bold"/>
    </style:style>
    <style:style style:name="P12" style:family="paragraph" style:parent-style-name="Standard">
      <style:text-properties fo:font-weight="bold" officeooo:rsid="001506a7" officeooo:paragraph-rsid="001f4cd7" style:font-weight-asian="bold" style:font-weight-complex="bold"/>
    </style:style>
    <style:style style:name="P13" style:family="paragraph" style:parent-style-name="Standard">
      <style:text-properties fo:font-weight="bold" officeooo:rsid="001506a7" officeooo:paragraph-rsid="00220ea9" style:font-weight-asian="bold" style:font-weight-complex="bold"/>
    </style:style>
    <style:style style:name="P14" style:family="paragraph" style:parent-style-name="Table_20_Contents">
      <style:text-properties officeooo:rsid="001506a7" officeooo:paragraph-rsid="001506a7"/>
    </style:style>
    <style:style style:name="P15" style:family="paragraph" style:parent-style-name="Table_20_Contents">
      <style:text-properties officeooo:rsid="001506a7" officeooo:paragraph-rsid="00169ade"/>
    </style:style>
    <style:style style:name="P16" style:family="paragraph" style:parent-style-name="Table_20_Contents">
      <style:text-properties officeooo:rsid="001506a7" officeooo:paragraph-rsid="0016d8da"/>
    </style:style>
    <style:style style:name="P17" style:family="paragraph" style:parent-style-name="Table_20_Contents">
      <style:text-properties officeooo:rsid="001506a7" officeooo:paragraph-rsid="0019517a"/>
    </style:style>
    <style:style style:name="P18" style:family="paragraph" style:parent-style-name="Table_20_Contents">
      <style:text-properties officeooo:rsid="001506a7" officeooo:paragraph-rsid="001b3f29"/>
    </style:style>
    <style:style style:name="P19" style:family="paragraph" style:parent-style-name="Table_20_Contents">
      <style:text-properties officeooo:rsid="001506a7" officeooo:paragraph-rsid="001f4cd7"/>
    </style:style>
    <style:style style:name="P20" style:family="paragraph" style:parent-style-name="Table_20_Contents">
      <style:text-properties officeooo:rsid="001506a7" officeooo:paragraph-rsid="00220ea9"/>
    </style:style>
    <style:style style:name="P21" style:family="paragraph" style:parent-style-name="Table_20_Contents">
      <style:text-properties officeooo:rsid="001506a7" officeooo:paragraph-rsid="002d1f8c"/>
    </style:style>
    <style:style style:name="P22" style:family="paragraph" style:parent-style-name="Table_20_Contents">
      <style:text-properties fo:font-weight="bold" officeooo:rsid="001506a7" officeooo:paragraph-rsid="001506a7" style:font-weight-asian="bold" style:font-weight-complex="bold"/>
    </style:style>
    <style:style style:name="P23" style:family="paragraph" style:parent-style-name="Table_20_Contents">
      <style:text-properties fo:font-weight="bold" officeooo:rsid="001506a7" officeooo:paragraph-rsid="0016d8da" style:font-weight-asian="bold" style:font-weight-complex="bold"/>
    </style:style>
    <style:style style:name="P24" style:family="paragraph" style:parent-style-name="Table_20_Contents">
      <style:text-properties fo:font-weight="bold" officeooo:rsid="001506a7" officeooo:paragraph-rsid="0019517a" style:font-weight-asian="bold" style:font-weight-complex="bold"/>
    </style:style>
    <style:style style:name="P25" style:family="paragraph" style:parent-style-name="Table_20_Contents">
      <style:text-properties fo:font-weight="bold" officeooo:rsid="001506a7" officeooo:paragraph-rsid="001b3f29" style:font-weight-asian="bold" style:font-weight-complex="bold"/>
    </style:style>
    <style:style style:name="P26" style:family="paragraph" style:parent-style-name="Table_20_Contents">
      <style:text-properties fo:font-weight="bold" officeooo:rsid="001506a7" officeooo:paragraph-rsid="001f4cd7" style:font-weight-asian="bold" style:font-weight-complex="bold"/>
    </style:style>
    <style:style style:name="P27" style:family="paragraph" style:parent-style-name="Table_20_Contents">
      <style:text-properties fo:font-weight="bold" officeooo:rsid="001506a7" officeooo:paragraph-rsid="00220ea9" style:font-weight-asian="bold" style:font-weight-complex="bold"/>
    </style:style>
    <style:style style:name="P28" style:family="paragraph" style:parent-style-name="Table_20_Contents">
      <style:text-properties fo:font-weight="bold" officeooo:rsid="001506a7" officeooo:paragraph-rsid="002ac99c" style:font-weight-asian="bold" style:font-weight-complex="bold"/>
    </style:style>
    <style:style style:name="P29" style:family="paragraph" style:parent-style-name="Table_20_Contents">
      <style:text-properties fo:font-weight="bold" officeooo:rsid="001506a7" officeooo:paragraph-rsid="002d1f8c" style:font-weight-asian="bold" style:font-weight-complex="bold"/>
    </style:style>
    <style:style style:name="P30" style:family="paragraph" style:parent-style-name="Table_20_Contents">
      <style:text-properties fo:font-weight="bold" officeooo:rsid="001506a7" officeooo:paragraph-rsid="0030c432" style:font-weight-asian="bold" style:font-weight-complex="bold"/>
    </style:style>
    <style:style style:name="P31" style:family="paragraph" style:parent-style-name="Table_20_Contents">
      <style:text-properties fo:font-weight="bold" officeooo:rsid="001506a7" officeooo:paragraph-rsid="00312a80" style:font-weight-asian="bold" style:font-weight-complex="bold"/>
    </style:style>
    <style:style style:name="P32" style:family="paragraph" style:parent-style-name="Table_20_Contents">
      <style:text-properties fo:font-weight="bold" officeooo:rsid="001506a7" officeooo:paragraph-rsid="00321c67" style:font-weight-asian="bold" style:font-weight-complex="bold"/>
    </style:style>
    <style:style style:name="P33" style:family="paragraph" style:parent-style-name="Table_20_Contents">
      <style:text-properties officeooo:rsid="00169ade" officeooo:paragraph-rsid="00169ade"/>
    </style:style>
    <style:style style:name="P34" style:family="paragraph" style:parent-style-name="Table_20_Contents">
      <style:text-properties officeooo:rsid="00169ade" officeooo:paragraph-rsid="002d1f8c"/>
    </style:style>
    <style:style style:name="P35" style:family="paragraph" style:parent-style-name="Table_20_Contents">
      <style:text-properties officeooo:rsid="0016d8da" officeooo:paragraph-rsid="0016d8da"/>
    </style:style>
    <style:style style:name="P36" style:family="paragraph" style:parent-style-name="Table_20_Contents">
      <style:text-properties officeooo:rsid="0016d8da" officeooo:paragraph-rsid="002d1f8c"/>
    </style:style>
    <style:style style:name="P37" style:family="paragraph" style:parent-style-name="Table_20_Contents">
      <style:text-properties officeooo:rsid="0019517a" officeooo:paragraph-rsid="0019517a"/>
    </style:style>
    <style:style style:name="P38" style:family="paragraph" style:parent-style-name="Table_20_Contents">
      <style:text-properties officeooo:rsid="0019517a" officeooo:paragraph-rsid="00338b6f"/>
    </style:style>
    <style:style style:name="P39" style:family="paragraph" style:parent-style-name="Table_20_Contents">
      <style:text-properties officeooo:rsid="001ca761" officeooo:paragraph-rsid="001ca761"/>
    </style:style>
    <style:style style:name="P40" style:family="paragraph" style:parent-style-name="Table_20_Contents">
      <style:text-properties officeooo:rsid="001ca761" officeooo:paragraph-rsid="00338b6f"/>
    </style:style>
    <style:style style:name="P41" style:family="paragraph" style:parent-style-name="Table_20_Contents">
      <style:text-properties officeooo:rsid="001fc43c" officeooo:paragraph-rsid="001fc43c"/>
    </style:style>
    <style:style style:name="P42" style:family="paragraph" style:parent-style-name="Table_20_Contents">
      <style:text-properties officeooo:rsid="001fc43c" officeooo:paragraph-rsid="00355597"/>
    </style:style>
    <style:style style:name="P43" style:family="paragraph" style:parent-style-name="Table_20_Contents">
      <style:text-properties officeooo:rsid="001fc43c" officeooo:paragraph-rsid="0036e707"/>
    </style:style>
    <style:style style:name="P44" style:family="paragraph" style:parent-style-name="Table_20_Contents">
      <style:text-properties officeooo:rsid="001fc43c" officeooo:paragraph-rsid="00388d37"/>
    </style:style>
    <style:style style:name="P45" style:family="paragraph" style:parent-style-name="Table_20_Contents">
      <style:text-properties officeooo:rsid="0020f6dc" officeooo:paragraph-rsid="0020f6dc"/>
    </style:style>
    <style:style style:name="P46" style:family="paragraph" style:parent-style-name="Table_20_Contents">
      <style:text-properties officeooo:rsid="0020f6dc" officeooo:paragraph-rsid="00388d37"/>
    </style:style>
    <style:style style:name="P47" style:family="paragraph" style:parent-style-name="Table_20_Contents">
      <style:text-properties officeooo:rsid="00220ea9" officeooo:paragraph-rsid="00220ea9"/>
    </style:style>
    <style:style style:name="P48" style:family="paragraph" style:parent-style-name="Table_20_Contents">
      <style:text-properties officeooo:rsid="00220ea9" officeooo:paragraph-rsid="002ba745"/>
    </style:style>
    <style:style style:name="T1" style:family="text">
      <style:text-properties officeooo:rsid="0016d8da"/>
    </style:style>
    <style:style style:name="T2" style:family="text">
      <style:text-properties officeooo:rsid="0019517a"/>
    </style:style>
    <style:style style:name="T3" style:family="text">
      <style:text-properties officeooo:rsid="001b3f29"/>
    </style:style>
    <style:style style:name="T4" style:family="text">
      <style:text-properties officeooo:rsid="001f4cd7"/>
    </style:style>
    <style:style style:name="T5" style:family="text">
      <style:text-properties officeooo:rsid="00220ea9"/>
    </style:style>
    <style:style style:name="T6" style:family="text">
      <style:text-properties officeooo:rsid="00252fce"/>
    </style:style>
    <style:style style:name="T7" style:family="text">
      <style:text-properties officeooo:rsid="002ac99c"/>
    </style:style>
    <style:style style:name="T8" style:family="text">
      <style:text-properties officeooo:rsid="002ba745"/>
    </style:style>
    <style:style style:name="T9" style:family="text">
      <style:text-properties officeooo:rsid="002d1f8c"/>
    </style:style>
    <style:style style:name="T10" style:family="text">
      <style:text-properties officeooo:rsid="00338b6f"/>
    </style:style>
    <style:style style:name="T11" style:family="text">
      <style:text-properties officeooo:rsid="00355597"/>
    </style:style>
    <style:style style:name="T12" style:family="text">
      <style:text-properties officeooo:rsid="0036e707"/>
    </style:style>
    <style:style style:name="T13" style:family="text">
      <style:text-properties officeooo:rsid="00388d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m of this mid term project is to validate the performance of different combinations of detectors, descriptors and keypoints matchers.</text:p>
      <text:p text:style-name="P1"/>
      <text:p text:style-name="P1">There are three tasks:</text:p>
      <text:p text:style-name="P1">1. count the number of keypoints in the preceding vehicle and take note of the destribution of the respective neighborehood sizes</text:p>
      <text:p text:style-name="P1">2. <text:s/>count the number of matched keypoints</text:p>
      <text:p text:style-name="P1">3. log the time it takes for keypoint detection and describtor extraction</text:p>
      <text:p text:style-name="P1"/>
      <text:p text:style-name="P1">provide recommendation</text:p>
      <text:p text:style-name="P1"/>
      <text:p text:style-name="P2">Task 1:</text:p>
      <text:p text:style-name="P8">Harris Detector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Image</text:p>
          </table:table-cell>
          <table:table-cell table:style-name="Table1.A1" office:value-type="string">
            <text:p text:style-name="P29"><text:span text:style-name="T7">Detected</text:span> Keypoints / <text:span text:style-name="T8">Execution Time (ms)</text:span></text:p>
          </table:table-cell>
          <table:table-cell table:style-name="Table1.C1" office:value-type="string">
            <text:p text:style-name="P22"><text:span text:style-name="T9">Matched Keypoints / </text:span>Execution Time (ms)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21">115 / 16.8386 <text:span text:style-name="T9">ms</text:span></text:p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21">98 <text:s text:c="2"/>/ 14.5478 <text:span text:style-name="T9">ms</text:span></text:p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21">113 / 14.0337 <text:span text:style-name="T9">ms</text:span></text:p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21">121 / 12.3817 <text:span text:style-name="T9">ms</text:span></text:p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21">160 / 15.0028 <text:span text:style-name="T9">ms</text:span></text:p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21">383 / 25.7505 <text:span text:style-name="T9">ms</text:span></text:p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34">85 <text:s text:c="2"/>/ 11.9399 <text:span text:style-name="T9">ms</text:span></text:p>
          </table:table-cell>
          <table:table-cell table:style-name="Table1.C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21">210 / 16.8435 <text:span text:style-name="T9">ms</text:span>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21">171 / 14.9295 <text:span text:style-name="T9">ms</text:span>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21">281 / 17.443<text:span text:style-name="T9">0</text:span> <text:span text:style-name="T9">ms</text:span></text:p>
          </table:table-cell>
          <table:table-cell table:style-name="Table1.C2" office:value-type="string">
            <text:p text:style-name="P15"/>
          </table:table-cell>
        </table:table-row>
      </table:table>
      <text:p text:style-name="P2"/>
      <text:p text:style-name="P9"><text:span text:style-name="T1">FAST</text:span> Detecto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Image</text:p>
          </table:table-cell>
          <table:table-cell table:style-name="Table2.A1" office:value-type="string">
            <text:p text:style-name="P29"><text:span text:style-name="T7">Detected</text:span> Keypoints / <text:span text:style-name="T8">Execution Time (ms)</text:span></text:p>
          </table:table-cell>
          <table:table-cell table:style-name="Table2.C1" office:value-type="string">
            <text:p text:style-name="P30"><text:span text:style-name="T9">Matched Keypoints / </text:span>Execution Time (ms)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36">1824 / 23.9731 <text:span text:style-name="T9">ms</text:span>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36">1832 / 1.24335 <text:span text:style-name="T9">ms</text:span>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36">1810 / 1.64296 <text:span text:style-name="T9">ms</text:span>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36">1817 / 1.22723 <text:span text:style-name="T9">ms</text:span>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36">1793 / 1.19248 <text:span text:style-name="T9">ms</text:span>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6">6</text:p>
          </table:table-cell>
          <table:table-cell table:style-name="Table2.A2" office:value-type="string">
            <text:p text:style-name="P36">1796 / 1.36825 <text:span text:style-name="T9">ms</text:span>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6">7</text:p>
          </table:table-cell>
          <table:table-cell table:style-name="Table2.A2" office:value-type="string">
            <text:p text:style-name="P36">1788 / 1.19925 <text:span text:style-name="T9">ms</text:span>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6">8</text:p>
          </table:table-cell>
          <table:table-cell table:style-name="Table2.A2" office:value-type="string">
            <text:p text:style-name="P36">1695 / 1.20363 <text:span text:style-name="T9">ms</text:span>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6">9</text:p>
          </table:table-cell>
          <table:table-cell table:style-name="Table2.A2" office:value-type="string">
            <text:p text:style-name="P36">1749 / 1.73555 <text:span text:style-name="T9">ms</text:span>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36">1770 / 1.21156 <text:span text:style-name="T9">ms</text:span></text:p>
          </table:table-cell>
          <table:table-cell table:style-name="Table2.C2" office:value-type="string">
            <text:p text:style-name="P35"/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0"><text:span text:style-name="T2">BRISK</text:span> Detector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Image</text:p>
          </table:table-cell>
          <table:table-cell table:style-name="Table3.A1" office:value-type="string">
            <text:p text:style-name="P29"><text:span text:style-name="T7">Detected</text:span> Keypoints / <text:span text:style-name="T8">Execution Time (ms)</text:span></text:p>
          </table:table-cell>
          <table:table-cell table:style-name="Table3.C1" office:value-type="string">
            <text:p text:style-name="P30"><text:span text:style-name="T9">Matched Keypoints / </text:span>Execution Time (ms)</text:p>
          </table:table-cell>
        </table:table-row>
        <table:table-row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38">2757 / 37.7595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17">2</text:p>
          </table:table-cell>
          <table:table-cell table:style-name="Table3.A2" office:value-type="string">
            <text:p text:style-name="P38">2777 / 36.7858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17">3</text:p>
          </table:table-cell>
          <table:table-cell table:style-name="Table3.A2" office:value-type="string">
            <text:p text:style-name="P38">2741 / 37.4728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17">4</text:p>
          </table:table-cell>
          <table:table-cell table:style-name="Table3.A2" office:value-type="string">
            <text:p text:style-name="P38">2735 / 36.4595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17">5</text:p>
          </table:table-cell>
          <table:table-cell table:style-name="Table3.A2" office:value-type="string">
            <text:p text:style-name="P38">2757 / 37.4201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17">6</text:p>
          </table:table-cell>
          <table:table-cell table:style-name="Table3.A2" office:value-type="string">
            <text:p text:style-name="P38">2695 / 36.5361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17">7</text:p>
          </table:table-cell>
          <table:table-cell table:style-name="Table3.A2" office:value-type="string">
            <text:p text:style-name="P38">2715 / 36.4793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17">8</text:p>
          </table:table-cell>
          <table:table-cell table:style-name="Table3.A2" office:value-type="string">
            <text:p text:style-name="P38">2628 / 36.1752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17">9</text:p>
          </table:table-cell>
          <table:table-cell table:style-name="Table3.A2" office:value-type="string">
            <text:p text:style-name="P38">2639 / 35.5855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17">10</text:p>
          </table:table-cell>
          <table:table-cell table:style-name="Table3.A2" office:value-type="string">
            <text:p text:style-name="P38">2672 / 35.7061 <text:span text:style-name="T10">ms</text:span></text:p>
          </table:table-cell>
          <table:table-cell table:style-name="Table3.C2" office:value-type="string">
            <text:p text:style-name="P37"/>
          </table:table-cell>
        </table:table-row>
      </table:table>
      <text:p text:style-name="P4"/>
      <text:p text:style-name="P11"><text:span text:style-name="T3">ORB</text:span> Detector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Image</text:p>
          </table:table-cell>
          <table:table-cell table:style-name="Table4.A1" office:value-type="string">
            <text:p text:style-name="P29"><text:span text:style-name="T7">Detected</text:span> Keypoints / <text:span text:style-name="T8">Execution Time (ms)</text:span></text:p>
          </table:table-cell>
          <table:table-cell table:style-name="Table4.C1" office:value-type="string">
            <text:p text:style-name="P30"><text:span text:style-name="T9">Matched Keypoints / </text:span>Execution Time (ms)</text:p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40">7822 / 14.4569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40">7684 / 13.7004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40">7612 / 12.9982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40">7783 / 14.3471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8">5</text:p>
          </table:table-cell>
          <table:table-cell table:style-name="Table4.A2" office:value-type="string">
            <text:p text:style-name="P40">7797 / 13.4333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8">6</text:p>
          </table:table-cell>
          <table:table-cell table:style-name="Table4.A2" office:value-type="string">
            <text:p text:style-name="P40">7724 / 16.1256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8">7</text:p>
          </table:table-cell>
          <table:table-cell table:style-name="Table4.A2" office:value-type="string">
            <text:p text:style-name="P40">7612 / 13.7875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8">8</text:p>
          </table:table-cell>
          <table:table-cell table:style-name="Table4.A2" office:value-type="string">
            <text:p text:style-name="P40">7534 / 13.5575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8">9</text:p>
          </table:table-cell>
          <table:table-cell table:style-name="Table4.A2" office:value-type="string">
            <text:p text:style-name="P40">7622 / 13.5060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8">10</text:p>
          </table:table-cell>
          <table:table-cell table:style-name="Table4.A2" office:value-type="string">
            <text:p text:style-name="P40">7635 / 14.3603 <text:span text:style-name="T10">ms</text:span></text:p>
          </table:table-cell>
          <table:table-cell table:style-name="Table4.C2" office:value-type="string">
            <text:p text:style-name="P39"/>
          </table:table-cell>
        </table:table-row>
      </table:table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4">AKAZE</text:span> Detector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">Image</text:p>
          </table:table-cell>
          <table:table-cell table:style-name="Table5.A1" office:value-type="string">
            <text:p text:style-name="P29"><text:span text:style-name="T7">Detected</text:span> Keypoints / <text:span text:style-name="T8">Execution Time (ms)</text:span></text:p>
          </table:table-cell>
          <table:table-cell table:style-name="Table5.C1" office:value-type="string">
            <text:p text:style-name="P31"><text:span text:style-name="T9">Matched Keypoints / </text:span>Execution Time (ms)</text:p>
          </table:table-cell>
        </table:table-row>
        <table:table-row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42">1351 / 123.26<text:span text:style-name="T11">0 ms</text:span></text:p>
          </table:table-cell>
          <table:table-cell table:style-name="Table5.C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19">2</text:p>
          </table:table-cell>
          <table:table-cell table:style-name="Table5.A2" office:value-type="string">
            <text:p text:style-name="P43">1327 / 64.9411<text:span text:style-name="T12"> ms</text:span></text:p>
          </table:table-cell>
          <table:table-cell table:style-name="Table5.C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19">3</text:p>
          </table:table-cell>
          <table:table-cell table:style-name="Table5.A2" office:value-type="string">
            <text:p text:style-name="P44">1311 / 69.3643 <text:span text:style-name="T13">ms</text:span></text:p>
          </table:table-cell>
          <table:table-cell table:style-name="Table5.C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19">4</text:p>
          </table:table-cell>
          <table:table-cell table:style-name="Table5.A2" office:value-type="string">
            <text:p text:style-name="P44">1351 / 67.6281 <text:span text:style-name="T13">ms</text:span></text:p>
          </table:table-cell>
          <table:table-cell table:style-name="Table5.C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19">5</text:p>
          </table:table-cell>
          <table:table-cell table:style-name="Table5.A2" office:value-type="string">
            <text:p text:style-name="P46">1360 / 77.7710 <text:span text:style-name="T13">ms</text:span></text:p>
          </table:table-cell>
          <table:table-cell table:style-name="Table5.C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19">6</text:p>
          </table:table-cell>
          <table:table-cell table:style-name="Table5.A2" office:value-type="string">
            <text:p text:style-name="P46">1347 / 74.9235 <text:span text:style-name="T13">ms</text:span></text:p>
          </table:table-cell>
          <table:table-cell table:style-name="Table5.C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19">7</text:p>
          </table:table-cell>
          <table:table-cell table:style-name="Table5.A2" office:value-type="string">
            <text:p text:style-name="P46">1363 / 74.1294 <text:span text:style-name="T13">ms</text:span></text:p>
          </table:table-cell>
          <table:table-cell table:style-name="Table5.C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19">8</text:p>
          </table:table-cell>
          <table:table-cell table:style-name="Table5.A2" office:value-type="string">
            <text:p text:style-name="P46">1331 / 75.7858 <text:span text:style-name="T13">ms</text:span></text:p>
          </table:table-cell>
          <table:table-cell table:style-name="Table5.C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19">9</text:p>
          </table:table-cell>
          <table:table-cell table:style-name="Table5.A2" office:value-type="string">
            <text:p text:style-name="P46">1358 / 72.9497 <text:span text:style-name="T13">ms</text:span></text:p>
          </table:table-cell>
          <table:table-cell table:style-name="Table5.C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19">10</text:p>
          </table:table-cell>
          <table:table-cell table:style-name="Table5.A2" office:value-type="string">
            <text:p text:style-name="P46">1331 / 74.1571 <text:span text:style-name="T13">ms</text:span></text:p>
          </table:table-cell>
          <table:table-cell table:style-name="Table5.C2" office:value-type="string">
            <text:p text:style-name="P45"/>
          </table:table-cell>
        </table:table-row>
      </table:table>
      <text:p text:style-name="P6"/>
      <text:p text:style-name="P13"><text:span text:style-name="T5">SIFT</text:span> Detector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7">Image</text:p>
          </table:table-cell>
          <table:table-cell table:style-name="Table6.A1" office:value-type="string">
            <text:p text:style-name="P28"><text:span text:style-name="T7">Detected</text:span> Keypoints / <text:span text:style-name="T8">Execution Time (ms)</text:span></text:p>
          </table:table-cell>
          <table:table-cell table:style-name="Table6.C1" office:value-type="string">
            <text:p text:style-name="P32"><text:span text:style-name="T9">Matched Keypoints / </text:span>Execution Time (ms)</text:p>
          </table:table-cell>
        </table:table-row>
        <table:table-row>
          <table:table-cell table:style-name="Table6.A2" office:value-type="string">
            <text:p text:style-name="P20">1</text:p>
          </table:table-cell>
          <table:table-cell table:style-name="Table6.A2" office:value-type="string">
            <text:p text:style-name="P48">1438 / 128.331 <text:span text:style-name="T8">ms</text:span>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20">2</text:p>
          </table:table-cell>
          <table:table-cell table:style-name="Table6.A2" office:value-type="string">
            <text:p text:style-name="P48">1371 / 120.23<text:span text:style-name="T6">0 ms</text:span>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20">3</text:p>
          </table:table-cell>
          <table:table-cell table:style-name="Table6.A2" office:value-type="string">
            <text:p text:style-name="P48">1380 / 122.749 <text:span text:style-name="T8">ms</text:span>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20">4</text:p>
          </table:table-cell>
          <table:table-cell table:style-name="Table6.A2" office:value-type="string">
            <text:p text:style-name="P48">1335 / 123.197 <text:span text:style-name="T8">ms</text:span>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20">5</text:p>
          </table:table-cell>
          <table:table-cell table:style-name="Table6.A2" office:value-type="string">
            <text:p text:style-name="P48">1305 / 126.745 <text:span text:style-name="T8">ms</text:span>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20">6</text:p>
          </table:table-cell>
          <table:table-cell table:style-name="Table6.A2" office:value-type="string">
            <text:p text:style-name="P48">1369 / 130.626 <text:span text:style-name="T8">ms</text:span>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20">7</text:p>
          </table:table-cell>
          <table:table-cell table:style-name="Table6.A2" office:value-type="string">
            <text:p text:style-name="P48">1396 / 127.448 <text:span text:style-name="T8">ms</text:span>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20">8</text:p>
          </table:table-cell>
          <table:table-cell table:style-name="Table6.A2" office:value-type="string">
            <text:p text:style-name="P48">1382 / 127.097 <text:span text:style-name="T8">ms</text:span>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20">9</text:p>
          </table:table-cell>
          <table:table-cell table:style-name="Table6.A2" office:value-type="string">
            <text:p text:style-name="P48">1463 / 124.275 <text:span text:style-name="T8">ms</text:span>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20">10</text:p>
          </table:table-cell>
          <table:table-cell table:style-name="Table6.A2" office:value-type="string">
            <text:p text:style-name="P48">1422 / 129.344 <text:span text:style-name="T8">ms</text:span></text:p>
          </table:table-cell>
          <table:table-cell table:style-name="Table6.C2" office:value-type="string">
            <text:p text:style-name="P47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1:47:27.421436817</meta:creation-date>
    <dc:date>2020-03-26T22:47:42.957134320</dc:date>
    <meta:editing-duration>PT39M44S</meta:editing-duration>
    <meta:editing-cycles>20</meta:editing-cycles>
    <meta:generator>LibreOffice/6.0.7.3$Linux_X86_64 LibreOffice_project/00m0$Build-3</meta:generator>
    <meta:document-statistic meta:table-count="6" meta:image-count="0" meta:object-count="0" meta:page-count="3" meta:paragraph-count="151" meta:word-count="458" meta:character-count="2098" meta:non-whitespace-character-count="1786"/>
  </office:meta>
</office:document-meta>
</file>